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5aa08" officeooo:paragraph-rsid="0005aa08"/>
    </style:style>
    <style:style style:name="P2" style:family="paragraph" style:parent-style-name="Standard">
      <style:text-properties officeooo:paragraph-rsid="0005aa08"/>
    </style:style>
    <style:style style:name="P3" style:family="paragraph" style:parent-style-name="Standard">
      <style:text-properties officeooo:rsid="0006a66a" officeooo:paragraph-rsid="0006a66a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officeooo:rsid="0005aa08" officeooo:paragraph-rsid="0005aa08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paragraph-rsid="0005aa08"/>
    </style:style>
    <style:style style:name="T1" style:family="text">
      <style:text-properties officeooo:rsid="0005aa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s de Aula:</text:p>
      <text:p text:style-name="P1"/>
      <text:p text:style-name="P1">Ordem de criação (convenção) dos elementos de classes.</text:p>
      <text:p text:style-name="P4">1º variavies de instâncias.</text:p>
      <text:p text:style-name="P4">2º Constantes</text:p>
      <text:p text:style-name="P4">3º variaǘeis estáticas</text:p>
      <text:p text:style-name="P4">4º Construtores</text:p>
      <text:p text:style-name="P4">5º Todos os métodos de Instâncias (Gets, Sets, toString e todos os outros métodos de insância)</text:p>
      <text:p text:style-name="P5"><text:span text:style-name="T1">6º Todos os métodos de Classe (static)</text:span></text:p>
      <text:p text:style-name="P2"/>
      <text:p text:style-name="P3">sout(a1.toString) === sout(a1)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0T12:05:24.471653431</meta:creation-date>
    <dc:date>2020-10-30T12:07:06.287331375</dc:date>
    <meta:editing-duration>PT1M42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1" meta:paragraph-count="9" meta:word-count="48" meta:character-count="307" meta:non-whitespace-character-count="268"/>
  </office:meta>
</office:document-meta>
</file>